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style:font-name="Times New Roman" fo:font-size="14pt" officeooo:rsid="000ef1c1" officeooo:paragraph-rsid="000ef1c1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ез понимания куда и как мы двигаемся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1:46:01.581704950</meta:creation-date>
    <dc:date>2017-03-11T21:53:30.525464924</dc:date>
    <meta:editing-duration>PT14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7" meta:character-count="38" meta:non-whitespace-character-count="31"/>
  </office:meta>
</office:document-meta>
</file>